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39.86mm"/>
    </style:style>
    <style:style style:name="co5" style:family="table-column">
      <style:table-column-properties fo:break-before="auto" style:column-width="32.1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8pt" style:font-size-complex="18pt" style:font-weight-asian="normal" style:font-weight-complex="normal" style:font-style-asian="normal" style:font-style-complex="normal"/>
    </style:style>
    <style:style style:name="T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2" table:default-cell-style-name="ce6"/>
        <table:table-column table:style-name="co1" table:number-columns-repeated="248" table:default-cell-style-name="ce6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訪<text:span text:style-name="T1"> </text:span><text:span text:style-name="T2">客</text:span><text:span text:style-name="T3"> </text:span><text:span text:style-name="T2">登</text:span><text:span text:style-name="T3"> </text:span><text:span text:style-name="T2">記</text:span><text:span text:style-name="T3"> </text:span><text:span text:style-name="T2">表</text:span></text:p>
          </table:table-cell>
          <table:covered-table-cell table:number-columns-repeated="8" table:style-name="ce7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2" table:number-rows-spanned="1">
            <text:p>日<text:span text:style-name="T4">     </text:span><text:span text:style-name="T5">期</text:span>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來<text:span text:style-name="T4">                  </text:span><text:span text:style-name="T5">賓</text:span></text:p>
          </table:table-cell>
          <table:covered-table-cell table:style-name="ce8"/>
          <table:table-cell table:style-name="ce2" office:value-type="string" calcext:value-type="string" table:number-columns-spanned="3" table:number-rows-spanned="1">
            <text:p>被<text:span text:style-name="T4">        </text:span><text:span text:style-name="T5">訪</text:span><text:span text:style-name="T7">        </text:span><text:span text:style-name="T5">問</text:span><text:span text:style-name="T7">        </text:span><text:span text:style-name="T5">人</text:span></text:p>
          </table:table-cell>
          <table:covered-table-cell table:style-name="ce10"/>
          <table:covered-table-cell table:style-name="ce8"/>
          <table:table-cell table:style-name="ce2" office:value-type="string" calcext:value-type="string" table:number-columns-spanned="1" table:number-rows-spanned="3">
            <text:p>離去時間</text:p>
          </table:table-cell>
          <table:table-cell table:style-name="ce2" office:value-type="string" calcext:value-type="string" table:number-columns-spanned="1" table:number-rows-spanned="3">
            <text:p>備<text:span text:style-name="T4">       </text:span><text:span text:style-name="T5">註</text:span>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1" table:number-rows-spanned="2">
            <text:p> <text:span text:style-name="T6">月　日</text:span></text:p>
          </table:table-cell>
          <table:table-cell table:style-name="ce2" office:value-type="string" calcext:value-type="string" table:number-columns-spanned="1" table:number-rows-spanned="2">
            <text:p>時<text:span text:style-name="T4">   </text:span><text:span text:style-name="T5">間</text:span></text:p>
          </table:table-cell>
          <table:table-cell table:style-name="ce2" office:value-type="string" calcext:value-type="string" table:number-columns-spanned="1" table:number-rows-spanned="2">
            <text:p>姓<text:span text:style-name="T4">        </text:span><text:span text:style-name="T5">名</text:span></text:p>
          </table:table-cell>
          <table:table-cell table:style-name="ce2" office:value-type="string" calcext:value-type="string" table:number-columns-spanned="1" table:number-rows-spanned="2">
            <text:p>身<text:span text:style-name="T4"> </text:span><text:span text:style-name="T5">份</text:span><text:span text:style-name="T7"> </text:span><text:span text:style-name="T5">證</text:span><text:span text:style-name="T7"> </text:span><text:span text:style-name="T5">號</text:span><text:span text:style-name="T7"> </text:span><text:span text:style-name="T5">碼</text:span></text:p>
          </table:table-cell>
          <table:table-cell table:style-name="ce2" office:value-type="string" calcext:value-type="string" table:number-columns-spanned="1" table:number-rows-spanned="2">
            <text:p>部<text:span text:style-name="T4">   </text:span><text:span text:style-name="T5">門</text:span></text:p>
          </table:table-cell>
          <table:table-cell table:style-name="ce2" office:value-type="string" calcext:value-type="string" table:number-columns-spanned="1" table:number-rows-spanned="2">
            <text:p>姓<text:span text:style-name="T4">        </text:span><text:span text:style-name="T5">名</text:span></text:p>
          </table:table-cell>
          <table:table-cell table:style-name="ce2" office:value-type="string" calcext:value-type="string" table:number-columns-spanned="1" table:number-rows-spanned="2">
            <text:p>訪<text:span text:style-name="T4">    </text:span><text:span text:style-name="T5">問</text:span><text:span text:style-name="T7">    </text:span><text:span text:style-name="T5">事</text:span><text:span text:style-name="T7">    </text:span><text:span text:style-name="T5">由</text:span></text:p>
          </table:table-cell>
          <table:covered-table-cell table:number-columns-repeated="2" table:style-name="ce11"/>
          <table:table-cell table:number-columns-repeated="1015"/>
        </table:table-row>
        <table:table-row table:style-name="ro2">
          <table:covered-table-cell table:number-columns-repeated="9" table:style-name="ce4"/>
          <table:table-cell table:number-columns-repeated="1015"/>
        </table:table-row>
        <table:table-row table:style-name="ro2" table:number-rows-repeated="15">
          <table:table-cell table:style-name="ce5"/>
          <table:table-cell table:style-name="ce9" table:number-columns-repeated="8"/>
          <table:table-cell table:number-columns-repeated="1015"/>
        </table:table-row>
        <table:table-row table:style-name="ro2" table:number-rows-repeated="24">
          <table:table-cell table:number-columns-repeated="1024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9mm" fo:margin-right="9mm" style:first-page-number="continue" loext:scale-to-X="1" loext:scale-to-Y="1" style:table-centering="horizontal" style:writing-mode="lr-tb"/>
      <style:header-style>
        <style:header-footer-properties fo:min-height="7.5mm" fo:margin-left="10mm" fo:margin-right="10mm" fo:margin-bottom="0mm"/>
      </style:header-style>
      <style:footer-style>
        <style:header-footer-properties fo:min-height="7.5mm" fo:margin-left="10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5:24:11</meta:creation-date>
    <dc:creator>Joyce</dc:creator>
    <dc:date>2004-04-19T15:26:59</dc:date>
    <meta:print-date>2004-04-19T15:26:30</meta:print-date>
    <meta:document-statistic meta:table-count="1" meta:cell-count="13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